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b07aa" officeooo:paragraph-rsid="001b0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깃허브에 가입해주시고 유저네임 기억해주세요</text:p>
      <text:p text:style-name="P1">### 깃허브에 본인 레포지토리 하나 만들어주세요~</text:p>
      <text:p text:style-name="P1"/>
      <text:p text:style-name="P1">sudo apt-get update </text:p>
      <text:p text:style-name="P1"/>
      <text:p text:style-name="P1">sudo apt install git</text:p>
      <text:p text:style-name="P1"/>
      <text:p text:style-name="P1">git –version</text:p>
      <text:p text:style-name="P1"/>
      <text:p text:style-name="P1">mkdir testgit</text:p>
      <text:p text:style-name="P1"/>
      <text:p text:style-name="P1">cd testgit</text:p>
      <text:p text:style-name="P1"/>
      <text:p text:style-name="P1">git init</text:p>
      <text:p text:style-name="P1"/>
      <text:p text:style-name="P1"># 이제 여기에 텍스트 파일 만들어주세요 아무거나~</text:p>
      <text:p text:style-name="P1"/>
      <text:p text:style-name="P1">git config --global user.name “유저네임”</text:p>
      <text:p text:style-name="P1"/>
      <text:p text:style-name="P1">git config –global user.email “email”</text:p>
      <text:p text:style-name="P1"/>
      <text:p text:style-name="P1">git config –list</text:p>
      <text:p text:style-name="P1"/>
      <text:p text:style-name="P1">git add .</text:p>
      <text:p text:style-name="P1"><text:s/></text:p>
      <text:p text:style-name="P1">git commit -m “commit msg”</text:p>
      <text:p text:style-name="P1"/>
      <text:p text:style-name="P1">git status</text:p>
      <text:p text:style-name="P1"/>
      <text:p text:style-name="P1">git log</text:p>
      <text:p text:style-name="P1"/>
      <text:p text:style-name="P1">git remote add origin 깃허브주소</text:p>
      <text:p text:style-name="P1"/>
      <text:p text:style-name="P1">git push origin master</text:p>
      <text:p text:style-name="P1"/>
      <text:p text:style-name="P1"># 로그인 정보 요구함</text:p>
      <text:p text:style-name="P1"/>
      <text:p text:style-name="P1">git config credential.helper store</text:p>
      <text:p text:style-name="P1">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3:30:11.060209416</meta:creation-date>
    <dc:date>2021-10-21T13:39:23.341005205</dc:date>
    <meta:editing-duration>PT9M13S</meta:editing-duration>
    <meta:editing-cycles>1</meta:editing-cycles>
    <meta:document-statistic meta:table-count="0" meta:image-count="0" meta:object-count="0" meta:page-count="1" meta:paragraph-count="22" meta:word-count="140" meta:character-count="424" meta:non-whitespace-character-count="365"/>
    <meta:generator>LibreOffice/6.0.7.3$Linux_X86_64 LibreOffice_project/00m0$Build-3</meta:generator>
  </office:meta>
</office:document-meta>
</file>